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left" fo:background-color="#f8f9fa">
        <style:background-image/>
      </style:table-properties>
    </style:style>
    <style:style style:name="Table1.A" style:family="table-column">
      <style:table-column-properties style:column-width="3.2146in"/>
    </style:style>
    <style:style style:name="Table1.B" style:family="table-column">
      <style:table-column-properties style:column-width="3.7104in"/>
    </style:style>
    <style:style style:name="Table1.A1" style:family="table-cell">
      <style:table-cell-properties style:vertical-align="middle" fo:padding="0.0194in" fo:border="0.05pt solid #a2a9b1"/>
    </style:style>
    <style:style style:name="P1" style:family="paragraph" style:parent-style-name="Standard">
      <style:text-properties officeooo:rsid="000cb00b" officeooo:paragraph-rsid="000cb00b"/>
    </style:style>
    <style:style style:name="P2" style:family="paragraph" style:parent-style-name="Standard">
      <style:text-properties officeooo:rsid="000dcb47" officeooo:paragraph-rsid="000dcb47"/>
    </style:style>
    <style:style style:name="P3" style:family="paragraph" style:parent-style-name="Standard">
      <style:text-properties officeooo:rsid="000dcb47" officeooo:paragraph-rsid="000f93da"/>
    </style:style>
    <style:style style:name="P4" style:family="paragraph" style:parent-style-name="Standard">
      <style:text-properties officeooo:rsid="000f93da" officeooo:paragraph-rsid="000f93da"/>
    </style:style>
    <style:style style:name="P5" style:family="paragraph" style:parent-style-name="Standard">
      <style:text-properties officeooo:rsid="0010adc0" officeooo:paragraph-rsid="0010adc0"/>
    </style:style>
    <style:style style:name="P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0adc0" officeooo:paragraph-rsid="0010adc0"/>
    </style:style>
    <style:style style:name="P7" style:family="paragraph" style:parent-style-name="Standard">
      <style:text-properties fo:font-variant="normal" fo:text-transform="none" fo:color="#242729" fo:letter-spacing="normal" officeooo:paragraph-rsid="0010adc0"/>
    </style:style>
    <style:style style:name="P8" style:family="paragraph" style:parent-style-name="Standard">
      <style:text-properties officeooo:rsid="0012a973" officeooo:paragraph-rsid="0012a973"/>
    </style:style>
    <style:style style:name="P9" style:family="paragraph" style:parent-style-name="Standard">
      <style:text-properties officeooo:rsid="0013746a" officeooo:paragraph-rsid="0013746a"/>
    </style:style>
    <style:style style:name="T1" style:family="text">
      <style:text-properties officeooo:rsid="000f93da"/>
    </style:style>
    <style:style style:name="T2" style:family="text">
      <style:text-properties officeooo:rsid="00102306"/>
    </style:style>
    <style:style style:name="T3" style:family="text">
      <style:text-properties style:font-name="Arial" fo:font-size="11.25pt" fo:font-style="normal" fo:font-weight="normal"/>
    </style:style>
    <style:style style:name="T4" style:family="text">
      <style:text-properties style:font-name="Arial" fo:font-size="11.25pt" fo:font-style="normal" fo:font-weight="normal" officeooo:rsid="0010adc0"/>
    </style:style>
    <style:style style:name="T5" style:family="text">
      <style:text-properties style:font-name="monospace"/>
    </style:style>
    <style:style style:name="T6" style:family="text">
      <style:text-properties officeooo:rsid="001402f4"/>
    </style:style>
    <style:style style:name="T7" style:family="text">
      <style:text-properties officeooo:rsid="00170f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1</text:p>
      <text:p text:style-name="P1">Accedere dal laib</text:p>
      <text:p text:style-name="P1">webdoc.laib.polito.it</text:p>
      <text:p text:style-name="P1">supporto specifico ai corsi</text:p>
      <text:p text:style-name="P1">VDI Linux (macchine virtuali da web)</text:p>
      <text:p text:style-name="P1"/>
      <text:p text:style-name="P2">a stop job is running?</text:p>
      <text:p text:style-name="P2"/>
      <text:p text:style-name="P2"><text:span text:style-name="T2">M</text:span>ore,less,cat?</text:p>
      <text:p text:style-name="P5">MORE:</text:p>
      <text:p text:style-name="P6">view the content of a file one screenful at a time</text:p>
      <text:p text:style-name="P6">LESS:</text:p>
      <text:p text:style-name="P6">adds features such as backward movements and better memory management (no need to read the entire file before being able to see the first lines)</text:p>
      <text:p text:style-name="P6">CAT:</text:p>
      <text:p text:style-name="P7"><text:span text:style-name="T4">If you provide only one file, you will see the content of that file. It becomes 'powerful' when you provide multiple files. C</text:span><text:span text:style-name="T3">at would be preferred </text:span><text:span text:style-name="T4">to Less </text:span><text:span text:style-name="T3">in an autonomous script requiring files to be read entirely (or concatenated) without interaction.</text:span></text:p>
      <text:p text:style-name="P5">Exampl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eletype"><text:span text:style-name="T5">cat file1.txt</text:span></text:span></text:p>
          </table:table-cell>
          <table:table-cell table:style-name="Table1.A1" office:value-type="string">
            <text:p text:style-name="Table_20_Contents">Display contents of file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file1.txt file2.txt</text:span></text:span></text:p>
          </table:table-cell>
          <table:table-cell table:style-name="Table1.A1" office:value-type="string">
            <text:p text:style-name="Table_20_Contents">Concatenate two text files and display the result in the terminal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file1.txt file2.txt &gt; newcombinedfile.txt</text:span></text:span></text:p>
          </table:table-cell>
          <table:table-cell table:style-name="Table1.A1" office:value-type="string">
            <text:p text:style-name="Table_20_Contents">Concatenate two text files and write them to a new file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&gt;newfile.txt</text:span></text:span></text:p>
          </table:table-cell>
          <table:table-cell table:style-name="Table1.A1" office:value-type="string">
            <text:p text:style-name="Table_20_Contents">Create a file called newfile.txt. Type the desired input and press CTRL+D to finish. The text will be in file newfile.txt.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-n file1.txt file2.txt &gt; newnumberedfile.txt</text:span></text:span></text:p>
          </table:table-cell>
          <table:table-cell table:style-name="Table1.A1" office:value-type="string">
            <text:p text:style-name="Table_20_Contents">Some implementations of cat, with option -n, can also number lines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file1.txt &gt; file2.txt</text:span></text:span></text:p>
          </table:table-cell>
          <table:table-cell table:style-name="Table1.A1" office:value-type="string">
            <text:p text:style-name="Table_20_Contents">Copy the contents of file1.txt into file2.txt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file1.txt &gt;&gt; file2.txt</text:span></text:span></text:p>
          </table:table-cell>
          <table:table-cell table:style-name="Table1.A1" office:value-type="string">
            <text:p text:style-name="Table_20_Contents">Append the contents of file1.txt to file2.txt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file1.txt file2.txt file3.txt | sort &gt; test4</text:span></text:span></text:p>
          </table:table-cell>
          <table:table-cell table:style-name="Table1.A1" office:value-type="string">
            <text:p text:style-name="Table_20_Contents">Concatenate the files, sort the complete set of lines, and write the output to a newly created file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5">cat file1 file2 | less</text:span></text:span></text:p>
          </table:table-cell>
          <table:table-cell table:style-name="Table1.A1" office:value-type="string">
            <text:p text:style-name="Table_20_Contents">Run the program "less" with the concatenation of file1 and file2 as its input</text:p>
          </table:table-cell>
        </table:table-row>
      </table:table>
      <text:p text:style-name="P5"/>
      <text:p text:style-name="P8">echo 'Aggiungo questa riga' | cat edito.txt - &gt; edito2.txt</text:p>
      <text:p text:style-name="P9">ma con echo 'Aggiungo questa riga' | cat edito.txt - &gt; edito.txt NO?</text:p>
      <text:p text:style-name="P9"/>
      <text:p text:style-name="P2">Perchè senza permessi sudo non trova comando cd? <text:span text:style-name="T1">→ sudo cd non si può fare (vedremo poi sudo), ma con su allora poi si può usare cd</text:span></text:p>
      <text:p text:style-name="P4"/>
      <text:p text:style-name="P3">Es6: Copiare senza usare il comando di copia? <text:span text:style-name="T6">→ softlink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03:46.652190668</meta:creation-date>
    <dc:date>2018-11-13T12:18:39.799045109</dc:date>
    <meta:editing-duration>PT36M23S</meta:editing-duration>
    <meta:editing-cycles>7</meta:editing-cycles>
    <meta:generator>LibreOffice/5.2.7.2$Linux_X86_64 LibreOffice_project/20m0$Build-2</meta:generator>
    <meta:document-statistic meta:table-count="1" meta:image-count="0" meta:object-count="0" meta:page-count="1" meta:paragraph-count="36" meta:word-count="307" meta:character-count="1797" meta:non-whitespace-character-count="1526"/>
  </office:meta>
</office:document-meta>
</file>